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0000cc" fo:font-weight="normal" style:font-weight-asian="normal" style:font-weight-complex="normal"/>
    </style:style>
    <style:style style:name="P3" style:family="paragraph" style:parent-style-name="Standard">
      <style:text-properties style:use-window-font-color="true" fo:font-weight="normal" style:font-weight-asian="normal" style:font-weight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color="#0000cc" fo:font-weight="normal" style:font-weight-asian="normal" style:font-weight-complex="normal"/>
    </style:style>
    <style:style style:name="P6" style:family="paragraph" style:parent-style-name="Standard">
      <style:text-properties style:use-window-font-color="true" fo:font-weight="normal" style:font-weight-asian="normal" style:font-weight-complex="normal"/>
    </style:style>
    <style:style style:name="P7" style:family="paragraph" style:parent-style-name="Standard">
      <style:text-properties fo:color="#0066cc" fo:font-weight="normal" style:font-weight-asian="normal" style:font-weight-complex="normal"/>
    </style:style>
    <style:style style:name="P8" style:family="paragraph" style:parent-style-name="Standard">
      <style:text-properties fo:color="#00cc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/>
    </style:style>
    <style:style style:name="T3" style:family="text">
      <style:text-properties fo:color="#0000cc" fo:font-weight="bold" style:font-weight-asian="bold" style:font-weight-complex="bold"/>
    </style:style>
    <style:style style:name="T4" style:family="text">
      <style:text-properties fo:color="#0000cc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66"/>
    </style:style>
    <style:style style:name="T7" style:family="text">
      <style:text-properties fo:color="#ff0066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Vypadá to, že jsi v neděli večer až tak docela nepobral všechno, co jsem Ti chtěl říct, takže posílám následovné:</text:p>
      <text:p text:style-name="Standard"/>
      <text:p text:style-name="Standard"><text:tab/><text:span text:style-name="T1">Java</text:span> (a v poslední době nejen ta) je specifická tím, že každý objekt, použitý v programu, je instancí nějaké třídy (objektově orientované programování - <text:span text:style-name="T1">OOP</text:span>). To znamená, že bychom v první řadě asi měli vědět, co je to třída (<text:span text:style-name="T1">class</text:span>). V reálném životě bychom si třídu mohli představit jako nějakou formičku - třeba kuchařský předpis. Instance třídy naopak je konkrétně to, co podle toho předpisu uvaříme (co z té formičky vypadne).</text:p>
      <text:p text:style-name="Standard"/>
      <text:p text:style-name="P1">Co z toho plyne:</text:p>
      <text:p text:style-name="Standard"><text:tab/>Máme třídu <text:span text:style-name="T1">String </text:span>(definovanou v Javě), která reprezentuje veškeré ve světě myslitelné znakové řetězce.</text:p>
      <text:p text:style-name="Standard"><text:span text:style-name="T1">Instance</text:span> třídy <text:span text:style-name="T1">String</text:span> pak je konkrétní, v programu použitý, řetězec znaků.</text:p>
      <text:p text:style-name="Standard"/>
      <text:p text:style-name="P1">Klasický příklad:</text:p>
      <text:p text:style-name="Standard">String s = "Hello World !"</text:p>
      <text:p text:style-name="Standard"><text:tab/>Znamená to, že v programu definujeme nějakou proměnnou "<text:span text:style-name="T1">s</text:span>", která je instancí třídy <text:span text:style-name="T1">String</text:span> a momentálně nabývá hodnoty "<text:span text:style-name="T1">Helo World!</text:span>" (každý znakový řetězec musí být uvozen a ukončen uvozovkami)</text:p>
      <text:p text:style-name="Standard"/>
      <text:p text:style-name="Standard"><text:tab/>V Javě (a nejen zde) musí z toho důvodu nutně existovat nějaký základ, od kterého se vše odvíjí - je to třída <text:span text:style-name="T1">Object </text:span>(v <text:span text:style-name="T1">C#</text:span> je to paradoxně rovněž třída Object). Od té jsou odvozeny veškeré v programu použité entity, ať se jedná o čísla, řetězce znaků, formuláře, seznamy, tlačítka, třídy v knihovnách od Appache nebo Sun <text:s/>....</text:p>
      <text:p text:style-name="Standard"/>
      <text:p text:style-name="Standard"><text:tab/>Takže - jak jsme se bavili třeba o tom obdélníku nebo trojúhelníku - nejprve je třeba definovat nějakou třídu (předpis), podle které budeme plácat bábovky (tj. tvořit jednotlivé instance)</text:p>
      <text:p text:style-name="Standard"/>
      <text:p text:style-name="Standard"><text:tab/>Třída <text:span text:style-name="T1">Obdelnik</text:span> (v Javě ani v ostatních programovacích jazycích nejsou dovoleny identifikátory dle lokálních zvyklostí - tedy s háčky, čárkami, apopstrofy atd... [<text:span text:style-name="T7">Obdélník</text:span> není povolen] ...) by mohla např. vypadat následovně:</text:p>
      <text:p text:style-name="Standard"/>
      <text:p text:style-name="P2">public class <text:span text:style-name="T6">Obdelnik</text:span> extends <text:span text:style-name="T6">Object</text:span> {</text:p>
      <text:p text:style-name="P2"/>
      <text:p text:style-name="P2"><text:tab/>private int x;<text:tab/><text:tab/>// Levá souřadnice obdélníku</text:p>
      <text:p text:style-name="P2"><text:tab/>private int y;<text:tab/><text:tab/>// Horní souřadnice obdélníku</text:p>
      <text:p text:style-name="P2"><text:tab/>private int width;<text:tab/>// Šířka obdélníku</text:p>
      <text:p text:style-name="P2"><text:tab/>private int height;<text:tab/>// Výška obdélníku</text:p>
      <text:p text:style-name="P2"/>
      <text:p text:style-name="P2"><text:tab/>/**</text:p>
      <text:p text:style-name="P2"><text:tab/>* Bezparametrický konstruktor vytvoří a inicializuje novou instanci</text:p>
      <text:p text:style-name="P2"><text:tab/>*/</text:p>
      <text:p text:style-name="P2"><text:tab/>public Obdelnik () {</text:p>
      <text:p text:style-name="P2"><text:tab/><text:tab/>// Je třeba vyvolat konstruktor bázové třídy</text:p>
      <text:p text:style-name="P2"><text:tab/><text:tab/>super()</text:p>
      <text:p text:style-name="P2"><text:tab/>}</text:p>
      <text:p text:style-name="P2">}</text:p>
      <text:p text:style-name="Standard"/>
      <text:p text:style-name="Standard">Co jsme to vlastně zapsali:</text:p>
      <text:p text:style-name="Standard"><text:tab/>Definovali jsme třídu <text:span text:style-name="T1">Obdelnik</text:span>, jež je potomkem třídy <text:span text:style-name="T1">Object</text:span> (<text:span text:style-name="T4">public class Obdelnik extends Object</text:span>), která má čtyři soukromé (<text:span text:style-name="T1">private</text:span>) celočíselné (<text:span text:style-name="T1">int</text:span>) atributy ( <text:span text:style-name="T4">private int x, private int y, private int width, private int height </text:span>) - ve veškerých programovacích jazycích platí úsus uvádět <text:soft-page-break/>všechny názvy čehokoliv pouze angličtině. Dále má tato třída bezparametrický konstruktor (<text:span text:style-name="T4">public Obdelnik ()</text:span>, zodpovědný za tvorbu nových instancí této třídy (zde je zatím prázdný, pouze volá konstruktor bázové třídy). </text:p>
      <text:p text:style-name="Standard"/>
      <text:p text:style-name="P4">Co znamená soukromý atribut: </text:p>
      <text:p text:style-name="Standard"><text:tab/>Každý atribut (rovněž tak metoda) třídy – v našem případě např. <text:span text:style-name="T5">šířka</text:span> (<text:span text:style-name="T2">width</text:span>) a <text:span text:style-name="T5">výška</text:span> (<text:span text:style-name="T2">height</text:span>) – má modifikátor přístupu. My máme zadáno <text:span text:style-name="T2">private</text:span> (soukromý – tedy jen pro potřeby zrovna definované třídy). Dále existuje <text:span text:style-name="T2">protected</text:span> (chráněný – mohou používat všichni potomci, odvození z této třídy), pak bez uvedení identifákoru (mohou používat všechny třídy v aktuálním balíčku) a nakonec <text:span text:style-name="T2">public</text:span> (veřejný – je viditelný všem odevšad).</text:p>
      <text:p text:style-name="Standard"/>
      <text:p text:style-name="Standard"><text:tab/>Dále jsou ve výše uvedeném výpisu třídy užity řádkové komentáře (uvozené „<text:span text:style-name="T3">//</text:span>“) a dokumentační komentáře (dle následujícího předpisu)</text:p>
      <text:p text:style-name="P2"><text:tab/>/**</text:p>
      <text:p text:style-name="P2"><text:tab/>* </text:p>
      <text:p text:style-name="P2"><text:tab/>*/</text:p>
      <text:p text:style-name="P3"/>
      <text:p text:style-name="P3"><text:tab/>Tato třída sama o sobě asi moc slávy nenadělá. Konstruktor jsme zavedli bezparametrický – to není žádná hitparáda. Zřejmě bychom potřebovali už při konstrukci instance třídy <text:span text:style-name="T1">Obdelnik</text:span> zadat souřadnice levého horního rohu a šířku a výšku obdélníku. Jak to udělat ? Zavedeme <text:span text:style-name="T5">parametrický</text:span> konstruktor – viz následující výpis, kterým doplníme naši třídu:</text:p>
      <text:p text:style-name="P3"/>
      <text:p text:style-name="P7">public Obdelnik (int x, int y, int width, int height) {</text:p>
      <text:p text:style-name="P8"><text:tab/>// Korektní inicializace bázové třídy – je třeba si na to zvyknout, že to musí být</text:p>
      <text:p text:style-name="P7"><text:tab/>super();</text:p>
      <text:p text:style-name="P8"><text:tab/>// Zde přiřadíme soukromým atributům aktuální instance třídy potřebné hodnoty</text:p>
      <text:p text:style-name="P7"><text:tab/>this.x = x;</text:p>
      <text:p text:style-name="P7"><text:tab/>this.y = y;</text:p>
      <text:p text:style-name="P7"><text:tab/>this.width = width;</text:p>
      <text:p text:style-name="P7"><text:tab/>this.height = height;</text:p>
      <text:p text:style-name="P7">}</text:p>
      <text:p text:style-name="P3"/>
      <text:p text:style-name="P3"><text:s/><text:tab/>Zde máme zase něco nového – operátor <text:span text:style-name="T1">this</text:span>. Ten znamená něco v tom smyslu, že pokud máme atribut instance stejného názvu jako parametr volané funkce, došlo by ke konfliktu názvů a překladač by zuřil. Takže pokud mám ve volání funkce parametr s názvem <text:span text:style-name="T1">width</text:span> a potřebuji jej přiřadit soukromému atributu instance <text:span text:style-name="T1">width</text:span>, musím použít konstrukci <text:span text:style-name="T1">this.width = width; </text:span><text:s/>tj. atributu aktuální instance (<text:span text:style-name="T1">this.width</text:span>) přiřaď hodnotu, předanou parametrem volané funkce (<text:span text:style-name="T1">width</text:span>). Je to trošku složitější, ale bez toho se v budoucnu neobejdeme. Můžeme o tom vést spory, můžeme s tím i nesouhlasit, ale to je tak vše, co se s tím dá dělat. </text:p>
      <text:p text:style-name="P3"><text:tab/>Znovu si připomeňme, že třída je předpis (<text:span text:style-name="T1">recept</text:span>) a instance je konkrétní pokrm, který podle toho předpisu uvaříme (<text:span text:style-name="T1">třená, piškotová nebo olejová bábovka</text:span>).</text:p>
      <text:p text:style-name="P3"/>
      <text:p text:style-name="P3"/>
      <text:p text:style-name="P3"/>
      <text:p text:style-name="P3"><text:span text:style-name="T1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lém KREJČÍ</meta:initial-creator>
    <meta:creation-date>2020-01-13T15:33:31.83</meta:creation-date>
    <dc:date>2020-01-14T16:01:43.81</dc:date>
    <dc:creator>Vilém KREJČÍ</dc:creator>
    <meta:editing-duration>PT1H25M8S</meta:editing-duration>
    <meta:editing-cycles>14</meta:editing-cycles>
    <meta:generator>OpenOffice/4.1.5$Win32 OpenOffice.org_project/415m1$Build-9789</meta:generator>
    <meta:document-statistic meta:table-count="0" meta:image-count="0" meta:object-count="0" meta:page-count="2" meta:paragraph-count="44" meta:word-count="729" meta:character-count="4641"/>
  </office:meta>
</office:document-meta>
</file>